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818cm" svg:height="8.988cm" svg:x="8.712cm" svg:y="0.559cm">
            <draw:object draw:notify-on-update-of-ranges="Sheet1.A2:Sheet1.A5 Sheet1.B1:Sheet1.B1 Sheet1.B2:Sheet1.B5 Sheet1.C1:Sheet1.C1 Sheet1.C2:Sheet1.C5 Sheet1.A2:Sheet1.A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8.818cm" svg:height="8.988cm" svg:x="18.446cm" svg:y="0.624cm">
            <draw:object draw:notify-on-update-of-ranges="Sheet1.A2:Sheet1.A5 Sheet1.B1:Sheet1.B1 Sheet1.B2:Sheet1.B5 Sheet1.A2:Sheet1.A5 Sheet1.C1:Sheet1.C1 Sheet1.C2:Sheet1.C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01:31:20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5T20:55:02.549000000</meta:creation-date>
    <dc:date>2020-05-26T01:37:58.934000000</dc:date>
    <dc:creator>Regina Henschel</dc:creator>
    <meta:editing-duration>PT10M20S</meta:editing-duration>
    <meta:editing-cycles>3</meta:editing-cycles>
    <meta:generator>LOdaily_24Mai/7.0.0.0.alpha1$Windows_X86_64 LibreOffice_project/0e5e935deb0527c64865cfcc53a0421e56b74b6f</meta:generator>
    <meta:document-statistic meta:table-count="1" meta:cell-count="15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4cm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9cm" svg:height="8.989cm" xlink:href=".." xlink:type="simple" chart:class="chart:scatter" chart:style-name="ch1">
        <chart:legend chart:legend-position="bottom" svg:x="3.673cm" svg:y="8.384cm" style:legend-expansion="wide" chart:style-name="ch2"/>
        <chart:plot-area chart:style-name="ch3" table:cell-range-address="Sheet1.A2:Sheet1.C5 Sheet1.B1:Sheet1.C1" chart:data-source-has-labels="row" svg:x="1.667cm" svg:y="0.981cm" svg:width="5.031cm" svg:height="6.659cm" dr3d:transform="matrix (0.829038916865352 0.000000755706436927905 0.559190910443074 -0.000000372595859687136 0.999999999999611 -0.000000799029384490613 -0.55919091044346 0.000000454074237455917 0.82903891686531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99cm" svg:y="0.999cm" svg:width="5.999cm" svg:height="5.999cm"/>
          <dr3d:light dr3d:diffuse-color="#808080" dr3d:direction="(0 0 1)" dr3d:enabled="false" dr3d:specular="true"/>
          <dr3d:light dr3d:diffuse-color="#666666" dr3d:direction="(0.420675902383943 0.3539711195989 0.871915266320849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8" chart:values-cell-range-address="Sheet1.C2:Sheet1.C5" chart:label-cell-address="Sheet1.C1:Sheet1.C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z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  <table:table-cell office:value-type="float" office:value="1">
                <text:p>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treat-empty-cells="ignor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width="0.04cm"/>
      <style:text-properties fo:font-size="15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819cm" svg:height="8.989cm" xlink:href=".." xlink:type="simple" chart:class="chart:scatter" chart:style-name="ch1">
        <chart:legend chart:legend-position="bottom" svg:x="3.673cm" svg:y="8.384cm" style:legend-expansion="wide" chart:style-name="ch2"/>
        <chart:plot-area chart:style-name="ch3" table:cell-range-address="Sheet1.A2:Sheet1.C5 Sheet1.B1:Sheet1.C1" chart:data-source-has-labels="row" svg:x="1.455cm" svg:y="0.886cm" svg:width="5.243cm" svg:height="6.944cm" dr3d:transform="matrix (0.829038916865352 0.000000755706436927905 0.559190910443074 -0.000000372595859687136 0.999999999999611 -0.000000799029384490613 -0.55919091044346 0.000000454074237455917 0.829038916865311 0cm 0cm 0cm)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99cm" svg:y="0.999cm" svg:width="5.999cm" svg:height="5.999cm"/>
          <dr3d:light dr3d:diffuse-color="#808080" dr3d:direction="(0 0 1)" dr3d:enabled="false" dr3d:specular="true"/>
          <dr3d:light dr3d:diffuse-color="#666666" dr3d:direction="(0.420675902383943 0.3539711195989 0.871915266320849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Sheet1.B2:Sheet1.B5" chart:label-cell-address="Sheet1.B1:Sheet1.B1" chart:class="chart:scatter">
            <chart:domain table:cell-range-address="Sheet1.A2:Sheet1.A5"/>
            <chart:data-point chart:repeated="4"/>
          </chart:series>
          <chart:series chart:style-name="ch8" chart:values-cell-range-address="Sheet1.C2:Sheet1.C5" chart:label-cell-address="Sheet1.C1:Sheet1.C1" chart:class="chart:scatte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z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5</svg:desc>
                </draw:g>
              </table:table-cell>
              <table:table-cell office:value-type="float" office:value="5">
                <text:p>5</text:p>
                <draw:g>
                  <svg:desc>Sheet1.B2:Sheet1.B5</svg:desc>
                </draw:g>
              </table:table-cell>
              <table:table-cell office:value-type="float" office:value="1">
                <text:p>1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/>
</office:document-styles>
</file>